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60000014AD4D2BDA7.png"/>
  <manifest:file-entry manifest:media-type="image/png" manifest:full-path="Pictures/1000000000000247000000E7FBC19BBC.png"/>
  <manifest:file-entry manifest:media-type="image/png" manifest:full-path="Pictures/10000000000001830000002B82A93EEA.png"/>
  <manifest:file-entry manifest:media-type="image/png" manifest:full-path="Pictures/100000000000051D0000007C1305CBC1.png"/>
  <manifest:file-entry manifest:media-type="image/png" manifest:full-path="Pictures/10000000000005170000007B07AE5B0E.png"/>
  <manifest:file-entry manifest:media-type="image/png" manifest:full-path="Pictures/10000000000004490000007DC118266D.png"/>
  <manifest:file-entry manifest:media-type="image/png" manifest:full-path="Pictures/100000000000051F0000007B3AE2F98D.png"/>
  <manifest:file-entry manifest:media-type="image/png" manifest:full-path="Pictures/1000000000000433000000A37CE47BC8.png"/>
  <manifest:file-entry manifest:media-type="image/png" manifest:full-path="Pictures/1000000000000291000000F442B76087.png"/>
  <manifest:file-entry manifest:media-type="image/png" manifest:full-path="Pictures/100000000000044A0000008A581747DF.png"/>
  <manifest:file-entry manifest:media-type="image/png" manifest:full-path="Pictures/100000000000018F0000004E22253C79.png"/>
  <manifest:file-entry manifest:media-type="image/png" manifest:full-path="Pictures/100000000000052700000099A7AD5AA3.png"/>
  <manifest:file-entry manifest:media-type="image/png" manifest:full-path="Pictures/10000000000001380000012A31C71BFC.png"/>
  <manifest:file-entry manifest:media-type="image/png" manifest:full-path="Pictures/100000000000044A0000008CE3F018C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e 3 novamente</text:p>
      <text:p text:style-name="Standard"><draw:frame draw:style-name="fr1" draw:name="Figura156" text:anchor-type="paragraph" svg:width="17cm" svg:height="2.166cm" draw:z-index="9"><draw:image xlink:href="Pictures/100000000000044A0000008CE3F018C5.png" xlink:type="simple" xlink:show="embed" xlink:actuate="onLoad"/></draw:frame></text:p>
      <text:p text:style-name="Standard"/>
      <text:p text:style-name="Standard"><draw:frame draw:style-name="fr1" draw:name="Figura155" text:anchor-type="paragraph" svg:width="17cm" svg:height="2.136cm" draw:z-index="0"><draw:image xlink:href="Pictures/100000000000044A0000008A581747DF.png" xlink:type="simple" xlink:show="embed" xlink:actuate="onLoad"/></draw:frame></text:p>
      <text:p text:style-name="Standard"><draw:frame draw:style-name="fr1" draw:name="Figura157" text:anchor-type="paragraph" svg:width="17cm" svg:height="2.577cm" draw:z-index="1"><draw:image xlink:href="Pictures/1000000000000433000000A37CE47BC8.png" xlink:type="simple" xlink:show="embed" xlink:actuate="onLoad"/></draw:frame></text:p>
      <text:p text:style-name="Standard"/>
      <text:p text:style-name="Standard"><draw:frame draw:style-name="fr2" draw:name="Figura158" text:anchor-type="paragraph" svg:width="10.239cm" svg:height="1.138cm" draw:z-index="2"><draw:image xlink:href="Pictures/10000000000001830000002B82A93EEA.png" xlink:type="simple" xlink:show="embed" xlink:actuate="onLoad"/></draw:frame></text:p>
      <text:p text:style-name="Standard"><draw:frame draw:style-name="fr1" draw:name="Figura159" text:anchor-type="paragraph" svg:width="17cm" svg:height="1.97cm" draw:z-index="3"><draw:image xlink:href="Pictures/100000000000052700000099A7AD5AA3.png" xlink:type="simple" xlink:show="embed" xlink:actuate="onLoad"/></draw:frame></text:p>
      <text:p text:style-name="Standard"/>
      <text:p text:style-name="Standard"/>
      <text:p text:style-name="Standard"><draw:frame draw:style-name="fr3" draw:name="Figura160" text:anchor-type="paragraph" svg:width="17cm" svg:height="5.807cm" draw:z-index="4"><draw:image xlink:href="Pictures/10000000000003C60000014AD4D2BDA7.png" xlink:type="simple" xlink:show="embed" xlink:actuate="onLoad"/></draw:frame></text:p>
      <text:p text:style-name="Standard"><draw:frame draw:style-name="fr1" draw:name="Figura161" text:anchor-type="paragraph" svg:width="17cm" svg:height="1.595cm" draw:z-index="5"><draw:image xlink:href="Pictures/100000000000051F0000007B3AE2F98D.png" xlink:type="simple" xlink:show="embed" xlink:actuate="onLoad"/></draw:frame></text:p>
      <text:p text:style-name="Standard"><draw:frame draw:style-name="fr4" draw:name="Figura162" text:anchor-type="paragraph" svg:width="8.255cm" svg:height="5.089cm" draw:z-index="6"><draw:image xlink:href="Pictures/10000000000001380000012A31C71BFC.png" xlink:type="simple" xlink:show="embed" xlink:actuate="onLoad"/></draw:frame></text:p>
      <text:p text:style-name="Standard"><draw:frame draw:style-name="fr1" draw:name="Figura163" text:anchor-type="paragraph" svg:width="17cm" svg:height="1.609cm" draw:z-index="7"><draw:image xlink:href="Pictures/100000000000051D0000007C1305CBC1.png" xlink:type="simple" xlink:show="embed" xlink:actuate="onLoad"/></draw:frame><text:soft-page-break/></text:p>
      <text:p text:style-name="Standard"><draw:frame draw:style-name="fr4" draw:name="Figura165" text:anchor-type="paragraph" svg:width="15.425cm" svg:height="4.697cm" draw:z-index="8"><draw:image xlink:href="Pictures/1000000000000247000000E7FBC19BBC.png" xlink:type="simple" xlink:show="embed" xlink:actuate="onLoad"/></draw:frame></text:p>
      <text:p text:style-name="Standard"/>
      <text:p text:style-name="Standard"><draw:frame draw:style-name="fr1" draw:name="Figura164" text:anchor-type="paragraph" svg:width="17cm" svg:height="1.937cm" draw:z-index="10"><draw:image xlink:href="Pictures/10000000000004490000007DC118266D.png" xlink:type="simple" xlink:show="embed" xlink:actuate="onLoad"/></draw:frame></text:p>
      <text:p text:style-name="Standard"><draw:frame draw:style-name="fr3" draw:name="Figura166" text:anchor-type="paragraph" svg:width="17cm" svg:height="6.313cm" draw:z-index="11"><draw:image xlink:href="Pictures/1000000000000291000000F442B76087.png" xlink:type="simple" xlink:show="embed" xlink:actuate="onLoad"/></draw:frame></text:p>
      <text:p text:style-name="Standard"/>
      <text:p text:style-name="Standard"><draw:frame draw:style-name="fr2" draw:name="Figura167" text:anchor-type="paragraph" svg:width="10.557cm" svg:height="2.064cm" draw:z-index="12"><draw:image xlink:href="Pictures/100000000000018F0000004E22253C79.png" xlink:type="simple" xlink:show="embed" xlink:actuate="onLoad"/></draw:frame></text:p>
      <text:p text:style-name="Standard"/>
      <text:p text:style-name="Standard"><draw:frame draw:style-name="fr1" draw:name="Figura168" text:anchor-type="paragraph" svg:width="17cm" svg:height="1.603cm" draw:z-index="13"><draw:image xlink:href="Pictures/10000000000005170000007B07AE5B0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12T12:16:08.38</meta:creation-date>
    <meta:document-statistic meta:table-count="0" meta:image-count="14" meta:object-count="0" meta:page-count="2" meta:paragraph-count="1" meta:word-count="3" meta:character-count="17"/>
    <dc:date>2018-02-12T12:17:36.83</dc:date>
    <dc:creator>Damaso Roese </dc:creator>
    <meta:editing-duration>PT00H01M34S</meta:editing-duration>
    <meta:editing-cycles>1</meta:editing-cycles>
    <meta:generator>BrOffice.org/3.2$Win32 OpenOffice.org_project/320m12$Build-9483</meta:generator>
  </office:meta>
</office:document-meta>
</file>